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299" officeooo:paragraph-rsid="001a02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a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0:50:40.924238960</meta:creation-date>
    <dc:date>2020-07-23T10:50:57.995157811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1.4.2$Linux_X86_64 LibreOffice_project/9d0f32d1f0b509096fd65e0d4bec26ddd1938fd3</meta:generator>
  </office:meta>
</office:document-meta>
</file>